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3.614cm" fo:margin-left="0cm" fo:margin-right="3.385cm" table:align="margins"/>
    </style:style>
    <style:style style:name="Table1.A" style:family="table-column">
      <style:table-column-properties style:column-width="13.614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2.581cm" fo:margin-left="10.298cm" fo:margin-right="0.542cm" table:align="margins"/>
    </style:style>
    <style:style style:name="Table2.A" style:family="table-column">
      <style:table-column-properties style:column-width="2.581cm" style:rel-column-width="65535*"/>
    </style:style>
    <style:style style:name="Table2.1" style:family="table-row">
      <style:table-row-properties style:min-row-height="0.864cm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margin-left="0.462cm" fo:margin-right="0.005cm" fo:text-align="center" style:justify-single-word="false" fo:text-indent="-0.508cm" style:auto-text-indent="false">
        <style:tab-stops/>
      </style:paragraph-properties>
    </style:style>
    <style:style style:name="P4" style:family="paragraph" style:parent-style-name="Table_20_Contents">
      <style:paragraph-properties fo:margin-left="4.45cm" fo:margin-right="0.005cm" fo:text-align="start" style:justify-single-word="false" fo:text-indent="-4.445cm" style:auto-text-indent="false">
        <style:tab-stops/>
      </style:paragraph-properties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Nouveau périodique</text:p>
            <text:p text:style-name="P1"/>
            <text:p text:style-name="P1"/>
            <text:p text:style-name="P4">Numéro ISSN ? <text:s text:c="6"/><text:span text:style-name="T1">0015-9395</text:span></text:p>
            <text:p text:style-name="P2">Nom du périodique ? <text:s text:c="3"/><text:span text:style-name="T1"><text:s/>Le Monde</text:span></text:p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Ajouter</text:p>
                </table:table-cell>
              </table:table-row>
            </table:table>
            <text:p text:style-name="P2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24T14:02:57</meta:creation-date>
    <dc:date>2008-12-01T13:56:11</dc:date>
    <meta:editing-cycles>2</meta:editing-cycles>
    <meta:editing-duration>PT29M2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" meta:word-count="12" meta:character-count="87"/>
  </office:meta>
</office:document-meta>
</file>